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variable-decls>
        <text:variable-decl office:value-type="string" text:name="hora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ola mundo <text:variable-set text:name="hora" office:value-type="string">hoy</text:variable-se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5T22:01:40</meta:creation-date>
    <meta:generator>OpenOffice.org/3.4$Unix OpenOffice.org_project/340m1$Build-9590</meta:generator>
    <meta:document-statistic meta:table-count="0" meta:image-count="0" meta:object-count="0" meta:page-count="1" meta:paragraph-count="1" meta:word-count="3" meta:character-count="14"/>
    <dc:date>2013-10-25T22:05:17</dc:date>
    <meta:editing-duration>PT3M37S</meta:editing-duration>
    <meta:editing-cycles>1</meta:editing-cycles>
  </office:meta>
</office:document-meta>
</file>